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2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4.6895in" style:use-optimal-column-width="false"/>
    </style:style>
    <style:style style:name="TableColumn11" style:family="table-column">
      <style:table-column-properties style:column-width="2.009in" style:use-optimal-column-width="false"/>
    </style:style>
    <style:style style:name="Table9" style:family="table">
      <style:table-properties style:width="6.6986in" fo:margin-left="0in" table:align="left"/>
    </style:style>
    <style:style style:name="TableRow12" style:family="table-row">
      <style:table-row-properties style:min-row-height="0.334in" style:use-optimal-row-height="false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Roboto" fo:font-size="18pt" style:font-size-asian="18pt" style:font-size-complex="18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7" style:parent-style-name="Standard" style:family="paragraph">
      <style:text-properties fo:font-size="10pt" style:font-size-asian="10pt" style:font-size-complex="10pt"/>
    </style:style>
    <style:style style:name="TableColumn19" style:family="table-column">
      <style:table-column-properties style:column-width="1.5715in" style:use-optimal-column-width="false"/>
    </style:style>
    <style:style style:name="TableColumn20" style:family="table-column">
      <style:table-column-properties style:column-width="1.6631in" style:use-optimal-column-width="false"/>
    </style:style>
    <style:style style:name="TableColumn21" style:family="table-column">
      <style:table-column-properties style:column-width="0.4041in" style:use-optimal-column-width="false"/>
    </style:style>
    <style:style style:name="TableColumn22" style:family="table-column">
      <style:table-column-properties style:column-width="1.4763in" style:use-optimal-column-width="false"/>
    </style:style>
    <style:style style:name="TableColumn23" style:family="table-column">
      <style:table-column-properties style:column-width="1.5847in" style:use-optimal-column-width="false"/>
    </style:style>
    <style:style style:name="Table18" style:family="table">
      <style:table-properties style:width="6.7in" fo:margin-left="0in" table:align="right"/>
    </style:style>
    <style:style style:name="TableRow24" style:family="table-row">
      <style:table-row-properties style:min-row-height="0.2138in" style:use-optimal-row-height="false"/>
    </style:style>
    <style:style style:name="TableCell25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Cell27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DINPro-Black" fo:color="#FFFFFF"/>
    </style:style>
    <style:style style:name="TableRow29" style:family="table-row">
      <style:table-row-properties style:min-row-height="0.2138in" style:use-optimal-row-height="false"/>
    </style:style>
    <style:style style:name="TableCell3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Cell3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INPro-Light" fo:color="#000000"/>
    </style:style>
    <style:style style:name="TableRow34" style:family="table-row">
      <style:table-row-properties style:min-row-height="0.2138in" style:use-optimal-row-height="false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Cell3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INPro-Light" fo:color="#000000"/>
    </style:style>
    <style:style style:name="TableRow39" style:family="table-row">
      <style:table-row-properties style:min-row-height="0.2138in" style:use-optimal-row-height="false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/>
    </style:style>
    <style:style style:name="TableRow44" style:family="table-row">
      <style:table-row-properties style:min-row-height="0.2027in" style:use-optimal-row-height="false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/>
    </style:style>
    <style:style style:name="TableRow49" style:family="table-row">
      <style:table-row-properties style:min-row-height="0.2138in" style:use-optimal-row-height="false"/>
    </style:style>
    <style:style style:name="TableCell5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Cell5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INPro-Light" fo:color="#000000"/>
    </style:style>
    <style:style style:name="TableRow54" style:family="table-row">
      <style:table-row-properties style:min-row-height="0.2138in" style:use-optimal-row-height="false"/>
    </style:style>
    <style:style style:name="TableCell5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INPro-Light" fo:color="#000000"/>
    </style:style>
    <style:style style:name="TableCell57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DINPro-Light" fo:color="#000000"/>
    </style:style>
    <style:style style:name="TableRow59" style:family="table-row">
      <style:table-row-properties style:min-row-height="0.2027in" style:use-optimal-row-height="false"/>
    </style:style>
    <style:style style:name="TableCell6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INPro-Light" fo:color="#000000"/>
    </style:style>
    <style:style style:name="TableCell6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DINPro-Light" fo:color="#000000"/>
    </style:style>
    <style:style style:name="TableRow64" style:family="table-row">
      <style:table-row-properties style:min-row-height="0.2027in" style:use-optimal-row-height="false"/>
    </style:style>
    <style:style style:name="TableCell65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Cell67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DINPro-Light" fo:color="#000000"/>
    </style:style>
    <style:style style:name="TableRow69" style:family="table-row">
      <style:table-row-properties style:min-row-height="0.2138in" style:use-optimal-row-height="false"/>
    </style:style>
    <style:style style:name="TableCell70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Cell72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DINPro-Light" fo:color="#000000"/>
    </style:style>
    <style:style style:name="TableRow74" style:family="table-row">
      <style:table-row-properties style:min-row-height="0.2138in" style:use-optimal-row-height="false"/>
    </style:style>
    <style:style style:name="TableCell75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6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7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8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9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0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1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2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3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4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5" style:parent-style-name="Policepardéfaut" style:family="text">
      <style:text-properties style:font-name="DINPro-Light" fo:color="#000000" fo:font-size="11pt" style:font-size-asian="11pt" style:font-size-complex="15pt"/>
    </style:style>
    <style:style style:name="P86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87" style:parent-style-name="Policepardéfaut" style:family="text">
      <style:text-properties style:font-name="DINPro-Light" fo:font-size="16pt" style:font-size-asian="16pt" style:font-size-complex="16pt"/>
    </style:style>
    <style:style style:name="T88" style:parent-style-name="Policepardéfaut" style:family="text">
      <style:text-properties style:font-name="DINPro-Light" style:font-size-complex="14pt"/>
    </style:style>
    <style:style style:name="TableColumn90" style:family="table-column">
      <style:table-column-properties style:column-width="0.3215in"/>
    </style:style>
    <style:style style:name="TableColumn91" style:family="table-column">
      <style:table-column-properties style:column-width="3.9118in"/>
    </style:style>
    <style:style style:name="TableColumn92" style:family="table-column">
      <style:table-column-properties style:column-width="0.725in"/>
    </style:style>
    <style:style style:name="TableColumn93" style:family="table-column">
      <style:table-column-properties style:column-width="0.5784in"/>
    </style:style>
    <style:style style:name="TableColumn94" style:family="table-column">
      <style:table-column-properties style:column-width="0.5784in"/>
    </style:style>
    <style:style style:name="TableColumn95" style:family="table-column">
      <style:table-column-properties style:column-width="0.5784in"/>
    </style:style>
    <style:style style:name="Table89" style:family="table">
      <style:table-properties style:width="6.6937in" fo:margin-left="0in" table:align="left"/>
    </style:style>
    <style:style style:name="TableRow96" style:family="table-row">
      <style:table-row-properties style:min-row-height="0.1763in"/>
    </style:style>
    <style:style style:name="TableCell9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</style:style>
    <style:style style:name="T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10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111" style:family="table-row">
      <style:table-row-properties style:min-row-height="0.2645in"/>
    </style:style>
    <style:style style:name="TableCell112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style:vertical-align="auto" fo:margin-top="0.0395in" fo:margin-bottom="0.0395in"/>
    </style:style>
    <style:style style:name="T114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1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16" style:parent-style-name="Normal" style:family="paragraph">
      <style:paragraph-properties style:vertical-align="auto"/>
    </style:style>
    <style:style style:name="T11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1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2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2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30" style:family="table-row">
      <style:table-row-properties style:min-row-height="0.2736in"/>
    </style:style>
    <style:style style:name="TableCell131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style:vertical-align="auto" fo:margin-top="0.0395in" fo:margin-bottom="0.0395in"/>
    </style:style>
    <style:style style:name="T13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34" style:parent-style-name="Policepardéfaut" style:family="text">
      <style:text-properties fo:color="#FFFFFF"/>
    </style:style>
    <style:style style:name="TableCell13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36" style:parent-style-name="Normal" style:family="paragraph">
      <style:paragraph-properties style:vertical-align="auto"/>
    </style:style>
    <style:style style:name="T1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3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4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49" style:family="table-row">
      <style:table-row-properties style:min-row-height="0.2736in"/>
    </style:style>
    <style:style style:name="TableCell15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15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53" style:parent-style-name="Normal" style:family="paragraph">
      <style:paragraph-properties style:vertical-align="auto"/>
    </style:style>
    <style:style style:name="T15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5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6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64" style:family="table-row">
      <style:table-row-properties style:min-row-height="0.2736in"/>
    </style:style>
    <style:style style:name="TableCell165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style:vertical-align="auto" fo:margin-top="0.0395in" fo:margin-bottom="0.0395in"/>
    </style:style>
    <style:style style:name="T167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6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69" style:parent-style-name="Normal" style:family="paragraph">
      <style:paragraph-properties style:vertical-align="auto"/>
    </style:style>
    <style:style style:name="T17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7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80" style:family="table-row">
      <style:table-row-properties style:min-row-height="0.2736in"/>
    </style:style>
    <style:style style:name="TableCell181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style:vertical-align="auto" fo:margin-top="0.0395in" fo:margin-bottom="0.0395in"/>
    </style:style>
    <style:style style:name="T18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84" style:parent-style-name="Policepardéfaut" style:family="text">
      <style:text-properties fo:color="#FFFFFF"/>
    </style:style>
    <style:style style:name="TableCell185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186" style:parent-style-name="Normal" style:family="paragraph">
      <style:paragraph-properties style:vertical-align="auto"/>
    </style:style>
    <style:style style:name="T18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8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89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190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19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99" style:family="table-row">
      <style:table-row-properties style:min-row-height="0.234in"/>
    </style:style>
    <style:style style:name="TableCell20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style:vertical-align="auto" fo:margin-top="0.0395in" fo:margin-bottom="0.0395in"/>
    </style:style>
    <style:style style:name="T2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209" style:family="table-row">
      <style:table-row-properties style:min-row-height="0.127in"/>
    </style:style>
    <style:style style:name="TableCell210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21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12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21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222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224" style:family="table-column">
      <style:table-column-properties style:column-width="2.0673in" style:use-optimal-column-width="false"/>
    </style:style>
    <style:style style:name="TableColumn225" style:family="table-column">
      <style:table-column-properties style:column-width="4.6048in" style:use-optimal-column-width="false"/>
    </style:style>
    <style:style style:name="Table223" style:family="table">
      <style:table-properties style:width="6.6722in" fo:margin-left="0in" table:align="left"/>
    </style:style>
    <style:style style:name="TableRow226" style:family="table-row">
      <style:table-row-properties style:min-row-height="0.2423in" style:use-optimal-row-height="false"/>
    </style:style>
    <style:style style:name="TableCell22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2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Roboto" fo:color="#000000" fo:font-size="16pt" style:font-size-asian="16pt" style:font-size-complex="16pt"/>
    </style:style>
    <style:style style:name="P231" style:parent-style-name="Normal" style:family="paragraph">
      <style:text-properties style:font-name="DINPro-Light"/>
    </style:style>
    <style:style style:name="TableColumn233" style:family="table-column">
      <style:table-column-properties style:column-width="1.927in" style:use-optimal-column-width="false"/>
    </style:style>
    <style:style style:name="TableColumn234" style:family="table-column">
      <style:table-column-properties style:column-width="0.4319in" style:use-optimal-column-width="false"/>
    </style:style>
    <style:style style:name="TableColumn235" style:family="table-column">
      <style:table-column-properties style:column-width="0.7875in" style:use-optimal-column-width="false"/>
    </style:style>
    <style:style style:name="TableColumn236" style:family="table-column">
      <style:table-column-properties style:column-width="0.8645in" style:use-optimal-column-width="false"/>
    </style:style>
    <style:style style:name="TableColumn237" style:family="table-column">
      <style:table-column-properties style:column-width="1.0062in" style:use-optimal-column-width="false"/>
    </style:style>
    <style:style style:name="TableColumn238" style:family="table-column">
      <style:table-column-properties style:column-width="0.3312in" style:use-optimal-column-width="false"/>
    </style:style>
    <style:style style:name="TableColumn239" style:family="table-column">
      <style:table-column-properties style:column-width="1.3375in" style:use-optimal-column-width="false"/>
    </style:style>
    <style:style style:name="Table232" style:family="table">
      <style:table-properties style:width="6.6861in" fo:margin-left="0in" table:align="left"/>
    </style:style>
    <style:style style:name="TableRow240" style:family="table-row">
      <style:table-row-properties style:min-row-height="0.3423in" style:use-optimal-row-height="false"/>
    </style:style>
    <style:style style:name="TableCell241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44" style:parent-style-name="Policepardéfaut" style:family="text">
      <style:text-properties style:font-name="DINPro-Light"/>
    </style:style>
    <style:style style:name="TableCell2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text-properties style:font-name="DINPro-Light"/>
    </style:style>
    <style:style style:name="TableRow247" style:family="table-row">
      <style:table-row-properties style:min-row-height="0.3263in" style:use-optimal-row-height="false"/>
    </style:style>
    <style:style style:name="TableCell24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50" style:family="table-row">
      <style:table-row-properties style:min-row-height="0.2604in" style:use-optimal-row-height="false"/>
    </style:style>
    <style:style style:name="TableCell25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text-properties style:font-name="DINPro-Light" fo:font-size="10pt" style:font-size-asian="10pt" style:font-size-complex="10pt"/>
    </style:style>
    <style:style style:name="TableCell2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/>
    </style:style>
    <style:style style:name="T25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6" style:parent-style-name="Policepardéfaut" style:family="text">
      <style:text-properties style:font-name="DINPro-Light" fo:color="#000000" fo:font-size="10pt" style:font-size-asian="10pt" style:font-size-complex="10pt"/>
    </style:style>
    <style:style style:name="T257" style:parent-style-name="Policepardéfaut" style:family="text">
      <style:text-properties style:font-name="DINPro-Light" fo:font-size="10pt" style:font-size-asian="10pt" style:font-size-complex="10pt"/>
    </style:style>
    <style:style style:name="TableCell2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/>
    </style:style>
    <style:style style:name="T26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1" style:parent-style-name="Policepardéfaut" style:family="text">
      <style:text-properties style:font-name="DINPro-Light" fo:color="#000000" fo:font-size="10pt" style:font-size-asian="10pt" style:font-size-complex="10pt"/>
    </style:style>
    <style:style style:name="T262" style:parent-style-name="Policepardéfaut" style:family="text">
      <style:text-properties style:font-name="DINPro-Light" fo:font-size="10pt" style:font-size-asian="10pt" style:font-size-complex="10pt"/>
    </style:style>
    <style:style style:name="TableCell26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/>
    </style:style>
    <style:style style:name="T26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6" style:parent-style-name="Policepardéfaut" style:family="text">
      <style:text-properties style:font-name="DINPro-Light" fo:color="#000000" fo:font-size="10pt" style:font-size-asian="10pt" style:font-size-complex="10pt"/>
    </style:style>
    <style:style style:name="T267" style:parent-style-name="Policepardéfaut" style:family="text">
      <style:text-properties style:font-name="DINPro-Light" fo:font-size="10pt" style:font-size-asian="10pt" style:font-size-complex="10pt"/>
    </style:style>
    <style:style style:name="TableRow268" style:family="table-row">
      <style:table-row-properties style:min-row-height="0.2666in"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text-properties style:font-name="DINPro-Light" fo:font-size="10pt" style:font-size-asian="10pt" style:font-size-complex="10pt"/>
    </style:style>
    <style:style style:name="TableCell27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9" style:parent-style-name="Policepardéfaut" style:family="text">
      <style:text-properties style:font-name="DINPro-Light" fo:color="#000000" fo:font-size="10pt" style:font-size-asian="10pt" style:font-size-complex="10pt"/>
    </style:style>
    <style:style style:name="P280" style:parent-style-name="Normal" style:family="paragraph">
      <style:text-properties style:font-name="Crimson Text SemiBold" fo:font-size="10pt" style:font-size-asian="10pt" style:font-size-complex="10pt"/>
    </style:style>
    <style:style style:name="P281" style:parent-style-name="Normal" style:family="paragraph">
      <style:paragraph-properties fo:break-before="page"/>
      <style:text-properties style:font-name="Crimson Text SemiBold" fo:font-size="10pt" style:font-size-asian="10pt" style:font-size-complex="10pt" fo:hyphenate="true"/>
    </style:style>
    <style:style style:name="P282" style:parent-style-name="Normal" style:family="paragraph">
      <style:text-properties style:font-name="Crimson Text SemiBold" fo:font-size="10pt" style:font-size-asian="10pt" style:font-size-complex="10pt"/>
    </style:style>
    <style:style style:name="TableColumn284" style:family="table-column">
      <style:table-column-properties style:column-width="1.927in" style:use-optimal-column-width="false"/>
    </style:style>
    <style:style style:name="TableColumn285" style:family="table-column">
      <style:table-column-properties style:column-width="0.4319in" style:use-optimal-column-width="false"/>
    </style:style>
    <style:style style:name="TableColumn286" style:family="table-column">
      <style:table-column-properties style:column-width="0.7875in" style:use-optimal-column-width="false"/>
    </style:style>
    <style:style style:name="TableColumn287" style:family="table-column">
      <style:table-column-properties style:column-width="0.8645in" style:use-optimal-column-width="false"/>
    </style:style>
    <style:style style:name="TableColumn288" style:family="table-column">
      <style:table-column-properties style:column-width="1.0062in" style:use-optimal-column-width="false"/>
    </style:style>
    <style:style style:name="TableColumn289" style:family="table-column">
      <style:table-column-properties style:column-width="0.3312in" style:use-optimal-column-width="false"/>
    </style:style>
    <style:style style:name="TableColumn290" style:family="table-column">
      <style:table-column-properties style:column-width="1.3375in" style:use-optimal-column-width="false"/>
    </style:style>
    <style:style style:name="Table283" style:family="table">
      <style:table-properties style:width="6.6861in" fo:margin-left="0in" table:align="left"/>
    </style:style>
    <style:style style:name="TableRow291" style:family="table-row">
      <style:table-row-properties style:min-row-height="0.3423in" style:use-optimal-row-height="false"/>
    </style:style>
    <style:style style:name="TableCell292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95" style:parent-style-name="Policepardéfaut" style:family="text">
      <style:text-properties style:font-name="DINPro-Light"/>
    </style:style>
    <style:style style:name="TableCell29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text-properties style:font-name="DINPro-Light"/>
    </style:style>
    <style:style style:name="TableRow298" style:family="table-row">
      <style:table-row-properties style:min-row-height="0.3263in" style:use-optimal-row-height="false"/>
    </style:style>
    <style:style style:name="TableCell29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301" style:family="table-row">
      <style:table-row-properties style:min-row-height="0.2604in" style:use-optimal-row-height="false"/>
    </style:style>
    <style:style style:name="TableCell30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text-properties style:font-name="DINPro-Light" fo:font-size="10pt" style:font-size-asian="10pt" style:font-size-complex="10pt"/>
    </style:style>
    <style:style style:name="TableCell3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/>
    </style:style>
    <style:style style:name="T30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07" style:parent-style-name="Policepardéfaut" style:family="text">
      <style:text-properties style:font-name="DINPro-Light" fo:color="#000000" fo:font-size="10pt" style:font-size-asian="10pt" style:font-size-complex="10pt"/>
    </style:style>
    <style:style style:name="T308" style:parent-style-name="Policepardéfaut" style:family="text">
      <style:text-properties style:font-name="DINPro-Light" fo:font-size="10pt" style:font-size-asian="10pt" style:font-size-complex="10pt"/>
    </style:style>
    <style:style style:name="TableCell3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/>
    </style:style>
    <style:style style:name="T31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12" style:parent-style-name="Policepardéfaut" style:family="text">
      <style:text-properties style:font-name="DINPro-Light" fo:color="#000000" fo:font-size="10pt" style:font-size-asian="10pt" style:font-size-complex="10pt"/>
    </style:style>
    <style:style style:name="T313" style:parent-style-name="Policepardéfaut" style:family="text">
      <style:text-properties style:font-name="DINPro-Light" fo:font-size="10pt" style:font-size-asian="10pt" style:font-size-complex="10pt"/>
    </style:style>
    <style:style style:name="TableCell31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/>
    </style:style>
    <style:style style:name="T31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17" style:parent-style-name="Policepardéfaut" style:family="text">
      <style:text-properties style:font-name="DINPro-Light" fo:color="#000000" fo:font-size="10pt" style:font-size-asian="10pt" style:font-size-complex="10pt"/>
    </style:style>
    <style:style style:name="T318" style:parent-style-name="Policepardéfaut" style:family="text">
      <style:text-properties style:font-name="DINPro-Light" fo:font-size="10pt" style:font-size-asian="10pt" style:font-size-complex="10pt"/>
    </style:style>
    <style:style style:name="TableRow319" style:family="table-row">
      <style:table-row-properties style:min-row-height="0.2666in" style:use-optimal-row-height="false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text-properties style:font-name="DINPro-Light" fo:font-size="10pt" style:font-size-asian="10pt" style:font-size-complex="10pt"/>
    </style:style>
    <style:style style:name="TableCell32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2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2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2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2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2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30" style:parent-style-name="Policepardéfaut" style:family="text">
      <style:text-properties style:font-name="DINPro-Light" fo:color="#000000" fo:font-size="10pt" style:font-size-asian="10pt" style:font-size-complex="10pt"/>
    </style:style>
    <style:style style:name="P331" style:parent-style-name="Normal" style:family="paragraph">
      <style:text-properties style:font-name="Crimson Text SemiBold" fo:font-size="10pt" style:font-size-asian="10pt" style:font-size-complex="10pt"/>
    </style:style>
    <style:style style:name="TableColumn333" style:family="table-column">
      <style:table-column-properties style:column-width="1.927in" style:use-optimal-column-width="false"/>
    </style:style>
    <style:style style:name="TableColumn334" style:family="table-column">
      <style:table-column-properties style:column-width="0.4319in" style:use-optimal-column-width="false"/>
    </style:style>
    <style:style style:name="TableColumn335" style:family="table-column">
      <style:table-column-properties style:column-width="0.7875in" style:use-optimal-column-width="false"/>
    </style:style>
    <style:style style:name="TableColumn336" style:family="table-column">
      <style:table-column-properties style:column-width="0.8645in" style:use-optimal-column-width="false"/>
    </style:style>
    <style:style style:name="TableColumn337" style:family="table-column">
      <style:table-column-properties style:column-width="1.0062in" style:use-optimal-column-width="false"/>
    </style:style>
    <style:style style:name="TableColumn338" style:family="table-column">
      <style:table-column-properties style:column-width="0.3312in" style:use-optimal-column-width="false"/>
    </style:style>
    <style:style style:name="TableColumn339" style:family="table-column">
      <style:table-column-properties style:column-width="1.3375in" style:use-optimal-column-width="false"/>
    </style:style>
    <style:style style:name="Table332" style:family="table">
      <style:table-properties style:width="6.6861in" fo:margin-left="0in" table:align="left"/>
    </style:style>
    <style:style style:name="TableRow340" style:family="table-row">
      <style:table-row-properties style:min-row-height="0.3423in" style:use-optimal-row-height="false"/>
    </style:style>
    <style:style style:name="TableCell341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344" style:parent-style-name="Policepardéfaut" style:family="text">
      <style:text-properties style:font-name="DINPro-Light"/>
    </style:style>
    <style:style style:name="TableCell3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text-properties style:font-name="DINPro-Light"/>
    </style:style>
    <style:style style:name="TableRow347" style:family="table-row">
      <style:table-row-properties style:min-row-height="0.3263in" style:use-optimal-row-height="false"/>
    </style:style>
    <style:style style:name="TableCell34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350" style:family="table-row">
      <style:table-row-properties style:min-row-height="0.2604in" style:use-optimal-row-height="false"/>
    </style:style>
    <style:style style:name="TableCell35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text-properties style:font-name="DINPro-Light" fo:font-size="10pt" style:font-size-asian="10pt" style:font-size-complex="10pt"/>
    </style:style>
    <style:style style:name="TableCell3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/>
    </style:style>
    <style:style style:name="T35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56" style:parent-style-name="Policepardéfaut" style:family="text">
      <style:text-properties style:font-name="DINPro-Light" fo:color="#000000" fo:font-size="10pt" style:font-size-asian="10pt" style:font-size-complex="10pt"/>
    </style:style>
    <style:style style:name="T357" style:parent-style-name="Policepardéfaut" style:family="text">
      <style:text-properties style:font-name="DINPro-Light" fo:font-size="10pt" style:font-size-asian="10pt" style:font-size-complex="10pt"/>
    </style:style>
    <style:style style:name="TableCell3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/>
    </style:style>
    <style:style style:name="T36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61" style:parent-style-name="Policepardéfaut" style:family="text">
      <style:text-properties style:font-name="DINPro-Light" fo:color="#000000" fo:font-size="10pt" style:font-size-asian="10pt" style:font-size-complex="10pt"/>
    </style:style>
    <style:style style:name="T362" style:parent-style-name="Policepardéfaut" style:family="text">
      <style:text-properties style:font-name="DINPro-Light" fo:font-size="10pt" style:font-size-asian="10pt" style:font-size-complex="10pt"/>
    </style:style>
    <style:style style:name="TableCell36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64" style:parent-style-name="Normal" style:family="paragraph">
      <style:paragraph-properties fo:text-align="center"/>
    </style:style>
    <style:style style:name="T36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66" style:parent-style-name="Policepardéfaut" style:family="text">
      <style:text-properties style:font-name="DINPro-Light" fo:color="#000000" fo:font-size="10pt" style:font-size-asian="10pt" style:font-size-complex="10pt"/>
    </style:style>
    <style:style style:name="T367" style:parent-style-name="Policepardéfaut" style:family="text">
      <style:text-properties style:font-name="DINPro-Light" fo:font-size="10pt" style:font-size-asian="10pt" style:font-size-complex="10pt"/>
    </style:style>
    <style:style style:name="TableRow368" style:family="table-row">
      <style:table-row-properties style:min-row-height="0.2666in" style:use-optimal-row-height="false"/>
    </style:style>
    <style:style style:name="TableCell36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text-properties style:font-name="DINPro-Light" fo:font-size="10pt" style:font-size-asian="10pt" style:font-size-complex="10pt"/>
    </style:style>
    <style:style style:name="TableCell37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7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7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7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9" style:parent-style-name="Policepardéfaut" style:family="text">
      <style:text-properties style:font-name="DINPro-Light" fo:color="#000000" fo:font-size="10pt" style:font-size-asian="10pt" style:font-size-complex="10pt"/>
    </style:style>
    <style:style style:name="P380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381" style:parent-style-name="Standard" style:family="paragraph">
      <style:paragraph-properties fo:text-align="end"/>
    </style:style>
    <style:style style:name="T382" style:parent-style-name="Policepardéfaut" style:family="text"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383" style:parent-style-name="Normal" style:family="paragraph">
      <style:paragraph-properties fo:text-align="center"/>
      <style:text-properties fo:font-size="10pt" style:font-size-asian="10pt"/>
    </style:style>
    <style:style style:name="P384" style:parent-style-name="Normal" style:family="paragraph">
      <style:paragraph-properties fo:text-align="center"/>
      <style:text-properties fo:font-size="10pt" style:font-size-asian="10pt"/>
    </style:style>
    <style:style style:name="P385" style:parent-style-name="Normal" style:family="paragraph">
      <style:text-properties style:font-name="DINPro-Light" fo:font-size="14pt" style:font-size-asian="14pt" style:font-size-complex="15pt"/>
    </style:style>
    <style:style style:name="T386" style:parent-style-name="Policepardéfaut" style:family="text">
      <style:text-properties style:font-name="DINPro-Light" fo:font-size="16pt" style:font-size-asian="16pt" style:font-size-complex="14pt"/>
    </style:style>
    <style:style style:name="T387" style:parent-style-name="Policepardéfaut" style:family="text">
      <style:text-properties style:font-name="DINPro-Light"/>
    </style:style>
    <style:style style:name="T388" style:parent-style-name="Policepardéfaut" style:family="text">
      <style:text-properties style:font-name="DINPro-Light" fo:font-size="16pt" style:font-size-asian="16pt" style:font-size-complex="14pt"/>
    </style:style>
    <style:style style:name="TableColumn390" style:family="table-column">
      <style:table-column-properties style:column-width="3.3527in" style:use-optimal-column-width="false"/>
    </style:style>
    <style:style style:name="TableColumn391" style:family="table-column">
      <style:table-column-properties style:column-width="3.3548in" style:use-optimal-column-width="false"/>
    </style:style>
    <style:style style:name="Table389" style:family="table">
      <style:table-properties style:width="6.7076in" fo:margin-left="-0.0034in" table:align="left"/>
    </style:style>
    <style:style style:name="TableRow392" style:family="table-row">
      <style:table-row-properties style:min-row-height="2.634in" style:use-optimal-row-height="false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color="#000000" fo:font-size="80pt" style:font-size-asian="80pt" style:font-size-complex="80pt"/>
    </style:style>
    <style:style style:name="TableRow395" style:family="table-row">
      <style:table-row-properties style:min-row-height="0.7166in" style:use-optimal-row-height="false"/>
    </style:style>
    <style:style style:name="TableCell396" style:family="table-cell">
      <style:table-cell-properties fo:border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color="#000000"/>
    </style:style>
    <style:style style:name="P398" style:parent-style-name="TableContents" style:family="paragraph">
      <style:text-properties fo:color="#000000"/>
    </style:style>
    <style:style style:name="TableCell399" style:family="table-cell">
      <style:table-cell-properties fo:border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color="#000000"/>
    </style:style>
    <style:style style:name="P401" style:parent-style-name="TableContents" style:family="paragraph">
      <style:text-properties fo:color="#000000"/>
    </style:style>
    <style:style style:name="P402" style:parent-style-name="Standard" style:family="paragraph">
      <style:paragraph-properties fo:text-align="center" fo:margin-top="0.118in" fo:background-color="#CCCCCC"/>
      <style:text-properties style:font-name="Roboto" fo:font-size="11pt" style:font-size-asian="11pt" style:font-size-complex="11pt"/>
    </style:style>
    <style:style style:name="P403" style:parent-style-name="Standard" style:family="paragraph">
      <style:paragraph-properties fo:text-align="center" fo:margin-top="0.118in" fo:background-color="#CCCCCC"/>
      <style:text-properties style:font-name="Roboto" fo:font-size="11pt" style:font-size-asian="11pt" style:font-size-complex="11pt"/>
    </style:style>
    <style:style style:name="P404" style:parent-style-name="Standard" style:family="paragraph">
      <style:paragraph-properties fo:text-align="center" fo:margin-top="0.118in" fo:background-color="#CCCCCC"/>
      <style:text-properties style:font-name="Roboto" fo:font-size="11pt" style:font-size-asian="11pt" style:font-size-complex="11pt"/>
    </style:style>
    <style:style style:name="P405" style:parent-style-name="Standard" style:family="paragraph">
      <style:paragraph-properties fo:text-align="center" fo:margin-top="0.118in" fo:background-color="#CCCCCC"/>
      <style:text-properties style:font-name="Roboto" fo:font-size="9pt" style:font-size-asian="9pt" style:font-size-complex="9pt"/>
    </style:style>
    <style:style style:name="P406" style:parent-style-name="Standard" style:family="paragraph">
      <style:paragraph-properties fo:margin-top="0.118in"/>
      <style:text-properties style:font-name="Roboto" fo:font-size="8pt" style:font-size-asian="8pt" style:font-size-complex="8pt"/>
    </style:style>
  </office:automatic-styles>
  <office:body>
    <office:text text:use-soft-page-breaks="true">
      <text:p text:style-name="P1"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emande d’analyse coproscopique</text:p>
          </table:table-cell>
          <table:table-cell table:style-name="TableCell15">
            <text:p text:style-name="P16">CHEVAUX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Eleveur / Propriétaire</text:p>
          </table:table-cell>
          <table:covered-table-cell/>
          <table:table-cell table:style-name="TableCell27" table:number-columns-spanned="3">
            <text:p text:style-name="P28">Vétérinaire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Raison sociale</text:p>
          </table:table-cell>
          <table:covered-table-cell/>
          <table:table-cell table:style-name="TableCell32" table:number-columns-spanned="3">
            <text:p text:style-name="P33"/>
          </table:table-cell>
          <table:covered-table-cell/>
          <table:covered-table-cell/>
        </table:table-row>
        <table:table-row table:style-name="TableRow34">
          <table:table-cell table:style-name="TableCell35" table:number-columns-spanned="2">
            <text:p text:style-name="P36">Nom :</text:p>
          </table:table-cell>
          <table:covered-table-cell/>
          <table:table-cell table:style-name="TableCell37" table:number-columns-spanned="3">
            <text:p text:style-name="P38">Nom :</text:p>
          </table:table-cell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Adresse :</text:p>
          </table:table-cell>
          <table:covered-table-cell/>
          <table:table-cell table:style-name="TableCell42" table:number-columns-spanned="3">
            <text:p text:style-name="P43">Adresse :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/>
          </table:table-cell>
          <table:covered-table-cell/>
          <table:table-cell table:style-name="TableCell47" table:number-columns-spanned="3">
            <text:p text:style-name="P48"/>
          </table:table-cell>
          <table:covered-table-cell/>
          <table:covered-table-cell/>
        </table:table-row>
        <table:table-row table:style-name="TableRow49">
          <table:table-cell table:style-name="TableCell50" table:number-columns-spanned="2">
            <text:p text:style-name="P51">Code Postal :</text:p>
          </table:table-cell>
          <table:covered-table-cell/>
          <table:table-cell table:style-name="TableCell52" table:number-columns-spanned="3">
            <text:p text:style-name="P53">Code Postal :</text:p>
          </table:table-cell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Commune :</text:p>
          </table:table-cell>
          <table:covered-table-cell/>
          <table:table-cell table:style-name="TableCell57" table:number-columns-spanned="3">
            <text:p text:style-name="P58">Commune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2">
            <text:p text:style-name="P61">Téléphone :</text:p>
          </table:table-cell>
          <table:covered-table-cell/>
          <table:table-cell table:style-name="TableCell62" table:number-columns-spanned="3">
            <text:p text:style-name="P63">Téléphone</text:p>
          </table:table-cell>
          <table:covered-table-cell/>
          <table:covered-table-cell/>
        </table:table-row>
        <table:table-row table:style-name="TableRow64">
          <table:table-cell table:style-name="TableCell65" table:number-columns-spanned="2">
            <text:p text:style-name="P66">N° EDE :</text:p>
          </table:table-cell>
          <table:covered-table-cell/>
          <table:table-cell table:style-name="TableCell67" table:number-columns-spanned="3">
            <text:p text:style-name="P68"/>
          </table:table-cell>
          <table:covered-table-cell/>
          <table:covered-table-cell/>
        </table:table-row>
        <table:table-row table:style-name="TableRow69">
          <table:table-cell table:style-name="TableCell70" table:number-columns-spanned="2">
            <text:p text:style-name="P71">Email</text:p>
          </table:table-cell>
          <table:covered-table-cell/>
          <table:table-cell table:style-name="TableCell72" table:number-columns-spanned="3">
            <text:p text:style-name="P73">Email</text:p>
          </table:table-cell>
          <table:covered-table-cell/>
          <table:covered-table-cell/>
        </table:table-row>
        <table:table-row table:style-name="TableRow74">
          <table:table-cell table:style-name="TableCell75">
            <text:p text:style-name="TableContents"><text:span text:style-name="T76">Facturation :</text:span></text:p>
          </table:table-cell>
          <table:table-cell table:style-name="TableCell77" table:number-columns-spanned="2">
            <text:p text:style-name="TableContents"><text:span text:style-name="T78"></text:span><text:span text:style-name="T79"><text:s/>Eleveur/Propriétaire</text:span></text:p>
          </table:table-cell>
          <table:covered-table-cell/>
          <table:table-cell table:style-name="TableCell80">
            <text:p text:style-name="TableContents"><text:span text:style-name="T81"></text:span><text:span text:style-name="T82"><text:s/>Vétérinaire</text:span></text:p>
          </table:table-cell>
          <table:table-cell table:style-name="TableCell83">
            <text:p text:style-name="TableContents"><text:span text:style-name="T84"></text:span><text:span text:style-name="T85"><text:s/>Laboratoire</text:span></text:p>
          </table:table-cell>
        </table:table-row>
      </table:table>
      <text:p text:style-name="P86"/>
      <text:p text:style-name="Normal"><text:span text:style-name="T87">Choix de l’analyse<text:s/></text:span><text:span text:style-name="T88">(cocher la case correspondante)</text:span>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 table:number-columns-spanned="3">
            <text:p text:style-name="P98"><text:span text:style-name="T99">Parasites</text:span><text:span text:style-name="T100"><text:s/></text:span><text:span text:style-name="T101">g</text:span><text:span text:style-name="T102">astro-</text:span><text:span text:style-name="T103">i</text:span><text:span text:style-name="T104">ntestinaux<text:s/></text:span></text:p>
          </table:table-cell>
          <table:covered-table-cell/>
          <table:covered-table-cell/>
          <table:table-cell table:style-name="TableCell105">
            <text:p text:style-name="P106">Prélev. n°1</text:p>
          </table:table-cell>
          <table:table-cell table:style-name="TableCell107">
            <text:p text:style-name="P108">Prélèv. n°2</text:p>
          </table:table-cell>
          <table:table-cell table:style-name="TableCell109">
            <text:p text:style-name="P110">Prélèv. n°3</text:p>
          </table:table-cell>
        </table:table-row>
        <table:table-row table:style-name="TableRow111">
          <table:table-cell table:style-name="TableCell112">
            <text:p text:style-name="P113"><text:span text:style-name="T114">1a</text:span></text:p>
          </table:table-cell>
          <table:table-cell table:style-name="TableCell115">
            <text:p text:style-name="P116"><text:span text:style-name="T117"><text:s/>A</text:span><text:span text:style-name="T118">nalyse individuelle</text:span><text:span text:style-name="T119"><text:s/>(1<text:s/></text:span><text:span text:style-name="T120">animal</text:span><text:span text:style-name="T121">)</text:span></text:p>
          </table:table-cell>
          <table:table-cell table:style-name="TableCell122">
            <text:p text:style-name="P123">14,60 €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<text:span text:style-name="T133">1b</text:span><text:span text:style-name="T134"><text:s/></text:span></text:p>
          </table:table-cell>
          <table:table-cell table:style-name="TableCell135">
            <text:p text:style-name="P136"><text:span text:style-name="T137"><text:s/>A</text:span><text:span text:style-name="T138">nalyse de mélange (5<text:s/></text:span><text:span text:style-name="T139">animaux maximum</text:span><text:span text:style-name="T140">)</text:span></text:p>
          </table:table-cell>
          <table:table-cell table:style-name="TableCell141">
            <text:p text:style-name="P142">20,00 €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1c<text:s/></text:p>
          </table:table-cell>
          <table:table-cell table:style-name="TableCell152">
            <text:p text:style-name="P153"><text:span text:style-name="T154"><text:s/>P</text:span><text:span text:style-name="T155">ack de 3 échantillons individuels</text:span></text:p>
          </table:table-cell>
          <table:table-cell table:style-name="TableCell156">
            <text:p text:style-name="P157">35,00 €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<text:span text:style-name="T167">1d</text:span></text:p>
          </table:table-cell>
          <table:table-cell table:style-name="TableCell168">
            <text:p text:style-name="P169"><text:span text:style-name="T170"><text:s/>P</text:span><text:span text:style-name="T171">ack de 3 échantillons de mélange (5 animaux maximum)</text:span></text:p>
          </table:table-cell>
          <table:table-cell table:style-name="TableCell172">
            <text:p text:style-name="P173">42,00 €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<text:span text:style-name="T183">1e</text:span><text:span text:style-name="T184"><text:s/></text:span></text:p>
          </table:table-cell>
          <table:table-cell table:style-name="TableCell185">
            <text:p text:style-name="P186"><text:span text:style-name="T187"><text:s/>P</text:span><text:span text:style-name="T188">ack suivi annuel<text:s/></text:span><text:span text:style-name="T189">(4 envois de 3 échantillons par</text:span><text:span text:style-name="T190"><text:s/>an)</text:span></text:p>
          </table:table-cell>
          <table:table-cell table:style-name="TableCell191">
            <text:p text:style-name="P192">130,00 €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 table:number-columns-spanned="3">
            <text:p text:style-name="P201"><text:span text:style-name="T202">Test d’efficacité d’un vermifuge</text:span></text:p>
          </table:table-cell>
          <table:covered-table-cell/>
          <table:covered-table-cell/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6a</text:p>
          </table:table-cell>
          <table:table-cell table:style-name="TableCell212">
            <text:p text:style-name="P213"><text:s/>Analyses coprologiques de mélange avant et après vermifuge</text:p>
          </table:table-cell>
          <table:table-cell table:style-name="TableCell214">
            <text:p text:style-name="P215">50,00 €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</table:table>
      <text:p text:style-name="P222"/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Date de prélèvement :</text:p>
          </table:table-cell>
          <table:table-cell table:style-name="TableCell229">
            <text:p text:style-name="P230"/>
          </table:table-cell>
        </table:table-row>
      </table:table>
      <text:p text:style-name="P231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Prélèvement n° 1</text:p>
          </table:table-cell>
          <table:table-cell table:style-name="TableCell243" table:number-columns-spanned="3">
            <text:p text:style-name="Normal"><text:span text:style-name="T244">Ident.  :</text:span></text:p>
          </table:table-cell>
          <table:covered-table-cell/>
          <table:covered-table-cell/>
          <table:table-cell table:style-name="TableCell245" table:number-columns-spanned="3">
            <text:p text:style-name="P246"/>
          </table:table-cell>
          <table:covered-table-cell/>
          <table:covered-table-cell/>
        </table:table-row>
        <table:table-row table:style-name="TableRow247">
          <table:table-cell table:style-name="TableCell248" table:number-columns-spanned="7">
            <text:p text:style-name="P249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0">
          <table:table-cell table:style-name="TableCell251" table:number-columns-spanned="2">
            <text:p text:style-name="P252">Pensez-vous qu’ils sont<text:s/>parasités ?</text:p>
          </table:table-cell>
          <table:covered-table-cell/>
          <table:table-cell table:style-name="TableCell253" table:number-columns-spanned="2">
            <text:p text:style-name="P254"><text:span text:style-name="T255"></text:span><text:span text:style-name="T256"><text:s/></text:span><text:span text:style-name="T257">oui</text:span></text:p>
          </table:table-cell>
          <table:covered-table-cell/>
          <table:table-cell table:style-name="TableCell258" table:number-columns-spanned="2">
            <text:p text:style-name="P259"><text:span text:style-name="T260"></text:span><text:span text:style-name="T261"><text:s/></text:span><text:span text:style-name="T262">non</text:span></text:p>
          </table:table-cell>
          <table:covered-table-cell/>
          <table:table-cell table:style-name="TableCell263">
            <text:p text:style-name="P264"><text:span text:style-name="T265"></text:span><text:span text:style-name="T266"><text:s/></text:span><text:span text:style-name="T267">ne sais pas</text:span></text:p>
          </table:table-cell>
        </table:table-row>
        <table:table-row table:style-name="TableRow268">
          <table:table-cell table:style-name="TableCell269">
            <text:p text:style-name="P270">Avez-vous observé ?</text:p>
          </table:table-cell>
          <table:table-cell table:style-name="TableCell271" table:number-columns-spanned="2">
            <text:p text:style-name="Normal"><text:span text:style-name="T272"></text:span><text:span text:style-name="T273"><text:s/>diarrhée</text:span></text:p>
          </table:table-cell>
          <table:covered-table-cell/>
          <table:table-cell table:style-name="TableCell274" table:number-columns-spanned="2">
            <text:p text:style-name="Normal"><text:span text:style-name="T275"></text:span><text:span text:style-name="T276"><text:s/>amaigrissement</text:span></text:p>
          </table:table-cell>
          <table:covered-table-cell/>
          <table:table-cell table:style-name="TableCell277" table:number-columns-spanned="2">
            <text:p text:style-name="Normal"><text:span text:style-name="T278"></text:span><text:span text:style-name="T279"><text:s/>poil piqué</text:span></text:p>
          </table:table-cell>
          <table:covered-table-cell/>
        </table:table-row>
      </table:table>
      <text:p text:style-name="P280"/>
      <text:p text:style-name="P281"/>
      <text:p text:style-name="P282"/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Prélèvement n° 2</text:p>
          </table:table-cell>
          <table:table-cell table:style-name="TableCell294" table:number-columns-spanned="3">
            <text:p text:style-name="Normal"><text:span text:style-name="T295">Ident.  :</text:span></text:p>
          </table:table-cell>
          <table:covered-table-cell/>
          <table:covered-table-cell/>
          <table:table-cell table:style-name="TableCell296" table:number-columns-spanned="3">
            <text:p text:style-name="P297"/>
          </table:table-cell>
          <table:covered-table-cell/>
          <table:covered-table-cell/>
        </table:table-row>
        <table:table-row table:style-name="TableRow298">
          <table:table-cell table:style-name="TableCell299" table:number-columns-spanned="7">
            <text:p text:style-name="P300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1">
          <table:table-cell table:style-name="TableCell302" table:number-columns-spanned="2">
            <text:p text:style-name="P303">Pensez-vous qu’ils sont parasités ?</text:p>
          </table:table-cell>
          <table:covered-table-cell/>
          <table:table-cell table:style-name="TableCell304" table:number-columns-spanned="2">
            <text:p text:style-name="P305"><text:span text:style-name="T306"></text:span><text:span text:style-name="T307"><text:s/></text:span><text:span text:style-name="T308">oui</text:span></text:p>
          </table:table-cell>
          <table:covered-table-cell/>
          <table:table-cell table:style-name="TableCell309" table:number-columns-spanned="2">
            <text:p text:style-name="P310"><text:span text:style-name="T311"></text:span><text:span text:style-name="T312"><text:s/></text:span><text:span text:style-name="T313">non</text:span></text:p>
          </table:table-cell>
          <table:covered-table-cell/>
          <table:table-cell table:style-name="TableCell314">
            <text:p text:style-name="P315"><text:span text:style-name="T316"></text:span><text:span text:style-name="T317"><text:s/></text:span><text:span text:style-name="T318">ne sais pas</text:span></text:p>
          </table:table-cell>
        </table:table-row>
        <table:table-row table:style-name="TableRow319">
          <table:table-cell table:style-name="TableCell320">
            <text:p text:style-name="P321">Avez-vous<text:s/>observé ?</text:p>
          </table:table-cell>
          <table:table-cell table:style-name="TableCell322" table:number-columns-spanned="2">
            <text:p text:style-name="Normal"><text:span text:style-name="T323"></text:span><text:span text:style-name="T324"><text:s/>diarrhée</text:span></text:p>
          </table:table-cell>
          <table:covered-table-cell/>
          <table:table-cell table:style-name="TableCell325" table:number-columns-spanned="2">
            <text:p text:style-name="Normal"><text:span text:style-name="T326"></text:span><text:span text:style-name="T327"><text:s/>amaigrissement</text:span></text:p>
          </table:table-cell>
          <table:covered-table-cell/>
          <table:table-cell table:style-name="TableCell328" table:number-columns-spanned="2">
            <text:p text:style-name="Normal"><text:span text:style-name="T329"></text:span><text:span text:style-name="T330"><text:s/>poil piqué</text:span></text:p>
          </table:table-cell>
          <table:covered-table-cell/>
        </table:table-row>
      </table:table>
      <text:p text:style-name="P331"/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Prélèvement n° 3</text:p>
          </table:table-cell>
          <table:table-cell table:style-name="TableCell343" table:number-columns-spanned="3">
            <text:p text:style-name="Normal"><text:span text:style-name="T344">Ident.  :</text:span></text:p>
          </table:table-cell>
          <table:covered-table-cell/>
          <table:covered-table-cell/>
          <table:table-cell table:style-name="TableCell345" table:number-columns-spanned="3">
            <text:p text:style-name="P346"/>
          </table:table-cell>
          <table:covered-table-cell/>
          <table:covered-table-cell/>
        </table:table-row>
        <table:table-row table:style-name="TableRow347">
          <table:table-cell table:style-name="TableCell348" table:number-columns-spanned="7">
            <text:p text:style-name="P349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0">
          <table:table-cell table:style-name="TableCell351" table:number-columns-spanned="2">
            <text:p text:style-name="P352">Pensez-vous qu’ils sont parasités ?</text:p>
          </table:table-cell>
          <table:covered-table-cell/>
          <table:table-cell table:style-name="TableCell353" table:number-columns-spanned="2">
            <text:p text:style-name="P354"><text:span text:style-name="T355"></text:span><text:span text:style-name="T356"><text:s/></text:span><text:span text:style-name="T357">oui</text:span></text:p>
          </table:table-cell>
          <table:covered-table-cell/>
          <table:table-cell table:style-name="TableCell358" table:number-columns-spanned="2">
            <text:p text:style-name="P359"><text:span text:style-name="T360"></text:span><text:span text:style-name="T361"><text:s/></text:span><text:span text:style-name="T362">non</text:span></text:p>
          </table:table-cell>
          <table:covered-table-cell/>
          <table:table-cell table:style-name="TableCell363">
            <text:p text:style-name="P364"><text:span text:style-name="T365"></text:span><text:span text:style-name="T366"><text:s/></text:span><text:span text:style-name="T367">ne sais pas</text:span></text:p>
          </table:table-cell>
        </table:table-row>
        <table:table-row table:style-name="TableRow368">
          <table:table-cell table:style-name="TableCell369">
            <text:p text:style-name="P370">Avez-vous observé ?</text:p>
          </table:table-cell>
          <table:table-cell table:style-name="TableCell371" table:number-columns-spanned="2">
            <text:p text:style-name="Normal"><text:span text:style-name="T372"></text:span><text:span text:style-name="T373"><text:s/>diarrhée</text:span></text:p>
          </table:table-cell>
          <table:covered-table-cell/>
          <table:table-cell table:style-name="TableCell374" table:number-columns-spanned="2">
            <text:p text:style-name="Normal"><text:span text:style-name="T375"></text:span><text:span text:style-name="T376"><text:s/>amaigrissement</text:span></text:p>
          </table:table-cell>
          <table:covered-table-cell/>
          <table:table-cell table:style-name="TableCell377" table:number-columns-spanned="2">
            <text:p text:style-name="Normal"><text:span text:style-name="T378"></text:span><text:span text:style-name="T379"><text:s/>poil piqué</text:span></text:p>
          </table:table-cell>
          <table:covered-table-cell/>
        </table:table-row>
      </table:table>
      <text:p text:style-name="P380">Indiquez clairement le numéro/nom de chaque animal/lot sur les sachets</text:p>
      <text:p text:style-name="P381"><text:span text:style-name="T382">Si vous avez plus de 3 prélèvements, merci d’imprimer une seconde feuille</text:span></text:p>
      <text:p text:style-name="P383"/>
      <text:p text:style-name="P384">En remplissant ce formulaire, vous nous autorisez implicitement à utiliser les données fournies pour pouvoir vous transmettre les résultats des analyses et vous permettre d’y accéder sur le site https://parasitlab.org</text:p>
      <text:p text:style-name="P385"/>
      <text:p text:style-name="Normal"><text:span text:style-name="T386">Information à nous transmettre<text:s/></text:span><text:span text:style-name="T387">(suivi, pathologies, mortalités, etc.)</text:span><text:span text:style-name="T388">.</text:span></text:p>
      <text:p text:style-name="Normal"/>
      <table:table table:style-name="Table389">
        <table:table-columns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 table:number-columns-spanned="2">
            <text:p text:style-name="P394"/>
          </table:table-cell>
          <table:covered-table-cell/>
        </table:table-row>
        <table:table-row table:style-name="TableRow395">
          <table:table-cell table:style-name="TableCell396">
            <text:p text:style-name="P397"/>
            <text:p text:style-name="P398">Date :</text:p>
          </table:table-cell>
          <table:table-cell table:style-name="TableCell399">
            <text:p text:style-name="P400"/>
            <text:p text:style-name="P401">Signature :</text:p>
          </table:table-cell>
        </table:table-row>
      </table:table>
      <text:p text:style-name="Sansinterligne"/>
      <text:p text:style-name="Sansinterligne"/>
      <text:p text:style-name="Sansinterligne"/>
      <text:p text:style-name="Sansinterligne"/>
      <text:p text:style-name="P402"/>
      <text:p text:style-name="P403">Pour des conditions optimales, envoyez les prélèvements le lundi ou le mardi.</text:p>
      <text:p text:style-name="P404">Vous pouvez les déposer au Pôle Bio les lundi, mardi ou jeudi entre 9h et 12h30</text:p>
      <text:p text:style-name="P405"/>
      <text:p text:style-name="P4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2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Sansinterligne" style:display-name="Sans interligne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T2" style:parent-style-name="Policepardéfaut" style:family="text">
      <style:text-properties fo:language="de" fo:country="DE" style:language-asian="de" style:country-asian="DE" style:language-complex="ar" style:country-complex="SA"/>
    </style:style>
    <style:style style:name="T3" style:parent-style-name="Policepardéfaut" style:family="text">
      <style:text-properties fo:language="de" fo:country="DE" style:language-asian="de" style:country-asian="DE" style:language-complex="ar" style:country-complex="SA"/>
    </style:style>
    <style:style style:name="P4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5" style:parent-style-name="Pieddepage" style:family="paragraph">
      <style:paragraph-properties fo:text-align="center"/>
    </style:style>
    <style:style style:name="T6" style:parent-style-name="Policepardéfaut" style:family="text">
      <style:text-properties style:font-name="Timeless" fo:font-size="10pt" style:font-size-asian="10pt" style:font-size-complex="8pt"/>
    </style:style>
    <style:style style:name="T7" style:parent-style-name="Policepardéfaut" style:family="text">
      <style:text-properties style:font-name="Timeless" fo:font-size="10pt" style:font-size-asian="10pt" style:font-size-complex="8p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frame draw:z-index="251659264" draw:style-name="a0" draw:name="Image 4" text:anchor-type="paragraph" svg:x="0in" svg:y="-0.14583in" svg:width="2.09375in" svg:height="0.51452in" style:rel-width="scale" style:rel-height="scale"><draw:image xlink:href="media/image1.png" xlink:type="simple" xlink:show="embed" xlink:actuate="onLoad"/><svg:title/><svg:desc/></draw:frame></text:span><text:span text:style-name="T3"><draw:frame draw:z-index="251658240" draw:style-name="a1" draw:name="Image 3" text:anchor-type="paragraph" svg:x="5.67083in" svg:y="-0.3125in" svg:width="0.7486in" svg:height="0.77083in" style:rel-width="scale" style:rel-height="scale"><draw:image xlink:href="media/image2.png" xlink:type="simple" xlink:show="embed" xlink:actuate="onLoad"/><svg:title/><svg:desc/></draw:frame></text:span></text:p>
      </style:header>
      <style:footer>
        <text:p text:style-name="P4">Parasit’Lab (Fibl France) – Pôle Bio – Ecosite de Val de Drôme – 150 av. de Judée – 26400 EURRE</text:p>
        <text:p text:style-name="P5"><text:a xlink:href="http://www.parasitlab.fr/" office:target-frame-name="_top" xlink:show="replace"><text:span text:style-name="T6">www.parasitlab.fr</text:span></text:a><text:span text:style-name="T7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Bouy Michel</dc:creator>
    <meta:creation-date>2020-04-02T16:39:00Z</meta:creation-date>
    <dc:date>2021-02-11T14:34:00Z</dc:date>
    <meta:print-date>2020-04-02T16:33:00Z</meta:print-date>
    <meta:template xlink:href="Normal" xlink:type="simple"/>
    <meta:editing-cycles>6</meta:editing-cycles>
    <meta:editing-duration>PT0S</meta:editing-duration>
    <meta:document-statistic meta:page-count="2" meta:paragraph-count="4" meta:word-count="284" meta:character-count="2070" meta:row-count="14" meta:non-whitespace-character-count="1790"/>
  </office:meta>
</office:document-meta>
</file>